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style:font-name-asian="OLIVEOIL" style:font-size-asian="14pt" style:font-name-complex="OLIVEOIL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ad7a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e6c24" officeooo:paragraph-rsid="000e6c24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8a08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92afa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f49da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ff52" officeooo:paragraph-rsid="001eff52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73a60" officeooo:paragraph-rsid="001b8a08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erif" fo:font-size="16pt" fo:font-weight="normal" officeooo:paragraph-rsid="0005c0b7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>
      <loext:graphic-properties draw:fill-color="#ff3333"/>
      <style:paragraph-properties fo:text-align="center"/>
    </style:style>
    <style:style style:name="P25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4" style:family="text">
      <style:text-properties fo:color="#000000" style:font-name="OzHandicraft BT" fo:font-size="16pt" officeooo:rsid="0017ad7a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7" style:family="text">
      <style:text-properties officeooo:rsid="00173a60"/>
    </style:style>
    <style:style style:name="T8" style:family="text">
      <style:text-properties officeooo:rsid="001759a5"/>
    </style:style>
    <style:style style:name="T9" style:family="text">
      <style:text-properties officeooo:rsid="0023dd85"/>
    </style:style>
    <style:style style:name="T10" style:family="text">
      <style:text-properties officeooo:rsid="0017ad7a"/>
    </style:style>
    <style:style style:name="T11" style:family="text">
      <style:text-properties style:font-name="Liberation Serif" fo:font-weight="normal" officeooo:rsid="000e6c24" style:font-weight-asian="normal" style:font-weight-complex="normal"/>
    </style:style>
    <style:style style:name="T12" style:family="text">
      <style:text-properties officeooo:rsid="000e6c24"/>
    </style:style>
    <style:style style:name="T13" style:family="text">
      <style:text-properties officeooo:rsid="0018e994"/>
    </style:style>
    <style:style style:name="T14" style:family="text">
      <style:text-properties officeooo:rsid="00196856"/>
    </style:style>
    <style:style style:name="T15" style:family="text">
      <style:text-properties officeooo:rsid="001b8a08"/>
    </style:style>
    <style:style style:name="T16" style:family="text">
      <style:text-properties officeooo:rsid="001e1c1f"/>
    </style:style>
    <style:style style:name="T17" style:family="text">
      <style:text-properties officeooo:rsid="0022fae9"/>
    </style:style>
    <style:style style:name="T18" style:family="text">
      <style:text-properties officeooo:rsid="00234169"/>
    </style:style>
    <style:style style:name="T19" style:family="text">
      <style:text-properties officeooo:rsid="002547c0"/>
    </style:style>
    <style:style style:name="T20" style:family="text">
      <style:text-properties officeooo:rsid="002fc09f"/>
    </style:style>
    <style:style style:name="T21" style:family="text">
      <style:text-properties officeooo:rsid="00305236"/>
    </style:style>
    <style:style style:name="T22" style:family="text">
      <style:text-properties officeooo:rsid="00343e38"/>
    </style:style>
    <style:style style:name="T23" style:family="text">
      <style:text-properties officeooo:rsid="00364d8f"/>
    </style:style>
    <style:style style:name="T24" style:family="text">
      <style:text-properties officeooo:rsid="00379321"/>
    </style:style>
    <style:style style:name="T25" style:family="text">
      <style:text-properties officeooo:rsid="003899f0"/>
    </style:style>
    <style:style style:name="T26" style:family="text">
      <style:text-properties officeooo:rsid="003a6826"/>
    </style:style>
    <style:style style:name="T27" style:family="text">
      <style:text-properties officeooo:rsid="003a6bca"/>
    </style:style>
    <style:style style:name="T28" style:family="text">
      <style:text-properties officeooo:rsid="003c4db8"/>
    </style:style>
    <style:style style:name="T29" style:family="text">
      <style:text-properties officeooo:rsid="003d5d69"/>
    </style:style>
    <style:style style:name="T30" style:family="text">
      <style:text-properties officeooo:rsid="003f49da"/>
    </style:style>
    <style:style style:name="T31" style:family="text">
      <style:text-properties officeooo:rsid="003f5901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ff3333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20"/>
      <text:p text:style-name="P2"/>
      <text:p text:style-name="P2"/>
      <text:p text:style-name="P5"/>
      <text:p text:style-name="P6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10">Nirvana Chanterelle</text:span> <text:s text:c="65"/></text:p>
      <text:p text:style-name="P7">Brew Date: <text:s text:c="4"/><text:span text:style-name="T22">Nov 22 ‘20</text:span> <text:s text:c="63"/></text:p>
      <text:p text:style-name="P1"><text:span text:style-name="T3">Batch Size:</text:span><text:span text:style-name="T6"> 10 gal</text:span><text:span text:style-name="T3"><text:tab/><text:tab/><text:tab/></text:span></text:p>
      <text:p text:style-name="P1"><text:span text:style-name="T3">Target OG/◦P:</text:span><text:span text:style-name="T4">1.083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25" svg:x1="1.543cm" svg:y1="0.624cm" svg:x2="1.622cm" svg:y2="6.577cm"><text:p/></draw:line><draw:line text:anchor-type="paragraph" draw:z-index="5" draw:style-name="gr2" draw:text-style-name="P25" svg:x1="3.29cm" svg:y1="0.462cm" svg:x2="3.369cm" svg:y2="6.415cm"><text:p/></draw:line><text:span text:style-name="T5">Amnt lb/kg <text:s/>Ingredient <text:s text:c="12"/></text:span><text:span text:style-name="T3"><text:s text:c="2"/></text:span></text:p>
      <text:p text:style-name="P9"><text:span text:style-name="T13">19</text:span> <text:s text:c="6"/># <text:s text:c="6"/>Pil<text:span text:style-name="T9">s</text:span></text:p>
      <text:p text:style-name="P10">4 <text:s text:c="9"/># <text:s text:c="6"/>Pale</text:p>
      <text:p text:style-name="P10"><draw:custom-shape text:anchor-type="paragraph" draw:z-index="2" draw:style-name="gr1" draw:text-style-name="P24" svg:width="0.583cm" svg:height="0.53cm" svg:x="16.334cm" svg:y="0.34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3 <text:s text:c="8"/># <text:s text:c="7"/>Wheat</text:p>
      <text:p text:style-name="P10">4 <text:s text:c="9"/># <text:s text:c="7"/>Dark Munich</text:p>
      <text:p text:style-name="P6"><text:s/>1 <text:s text:c="15"/>Tsp NaCl (mash)</text:p>
      <text:p text:style-name="P6">1 <text:s text:c="16"/>tsp <text:s/>NaCl(sparge)<text:tab/><text:tab/><text:tab/></text:p>
      <text:p text:style-name="P6">5 <text:s text:c="16"/>Tsp Sprchrg</text:p>
      <text:p text:style-name="P21"><draw:line text:anchor-type="paragraph" draw:z-index="4" draw:style-name="gr2" draw:text-style-name="P25" svg:x1="1.623cm" svg:y1="0.626cm" svg:x2="1.702cm" svg:y2="0.6cm"><text:p/></draw:line><text:s text:c="5"/>Irish Moss</text:p>
      <text:p text:style-name="P9">200 <text:s text:c="6"/>g <text:s text:c="4"/>Dried Chanterelles</text:p>
      <text:p text:style-name="P21"/>
      <text:p text:style-name="P22"><text:s text:c="14"/>Yeast</text:p>
      <text:p text:style-name="P6"><draw:line text:anchor-type="paragraph" draw:z-index="7" draw:style-name="gr2" draw:text-style-name="P25" svg:x1="7.497cm" svg:y1="0.564cm" svg:x2="7.576cm" svg:y2="4.004cm"><text:p/></draw:line>Qt <text:s/>oz/g <text:s text:c="2"/>Hop/Seasoning <text:s text:c="14"/>Date</text:p>
      <text:p text:style-name="P6"><draw:line text:anchor-type="paragraph" draw:z-index="6" draw:style-name="gr2" draw:text-style-name="P25" svg:x1="2.549cm" svg:y1="0.012cm" svg:x2="2.628cm" svg:y2="3.452cm"><text:p/></draw:line><text:s/><text:span text:style-name="T11">46 <text:s text:c="3"/>g <text:s text:c="8"/>Saaz <text:s text:c="24"/>60 min</text:span></text:p>
      <text:p text:style-name="P19"><text:s/><text:span text:style-name="T12">86 <text:s text:c="3"/>g <text:s text:c="8"/>Saaz <text:s text:c="25"/>30 min</text:span></text:p>
      <text:p text:style-name="P19"><text:s/><text:span text:style-name="T12">86 <text:s text:c="3"/>g <text:s text:c="8"/>Saaz <text:s text:c="25"/>10 min </text:span></text:p>
      <text:p text:style-name="P19"><text:s/><text:span text:style-name="T12">28 <text:s text:c="3"/>g <text:s text:c="8"/>Cascade <text:s text:c="19"/>end of boil</text:span></text:p>
      <text:p text:style-name="P19"><text:s text:c="19"/><text:span text:style-name="T12">mushroom tea <text:s text:c="10"/>flame out</text:span></text:p>
      <text:p text:style-name="P1"/>
      <text:p text:style-name="P8"><text:s text:c="800"/></text:p>
      <text:p text:style-name="P8"/>
      <text:p text:style-name="P12">Stage <text:s text:c="13"/>Date <text:s text:c="17"/></text:p>
      <text:p text:style-name="P11">Primary: <text:s text:c="7"/></text:p>
      <text:p text:style-name="P11">Racked: <text:s text:c="8"/><text:tab/><text:tab/><text:tab/><text:tab/><text:tab/><text:tab/></text:p>
      <text:p text:style-name="P11">Racked:</text:p>
      <text:p text:style-name="P11">Bottled:<text:tab/><text:tab/><text:tab/><text:tab/><text:tab/><text:tab/></text:p>
      <text:p text:style-name="P11">Kegged: <text:s text:c="7"/><text:span text:style-name="T17"><text:s text:c="4"/></text:span></text:p>
      <text:p text:style-name="P11">Re-Kegged: <text:s text:c="2"/><text:span text:style-name="T18"><text:s text:c="3"/></text:span></text:p>
      <text:p text:style-name="P4"><text:tab/><text:tab/><text:tab/><text:tab/><text:tab/><text:tab/></text:p>
      <text:p text:style-name="P11"/>
      <text:p text:style-name="P11"/>
      <text:p text:style-name="P11"><draw:frame draw:style-name="fr3" draw:name="Object2" text:anchor-type="paragraph" svg:x="7.553cm" svg:y="-0.233cm" svg:width="13.397cm" svg:height="10.684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 <text:span text:style-name="T19">7:</text:span></text:p>
      <text:p text:style-name="P11">Fill mash tun:<text:tab/><text:span text:style-name="T19">Sat</text:span></text:p>
      <text:p text:style-name="P11">Fill sparge kettle: <text:span text:style-name="T14">Sat</text:span><text:tab/><text:tab/></text:p>
      <text:p text:style-name="P11">Fire burners: <text:span text:style-name="T23">7:15</text:span>am</text:p>
      <text:p text:style-name="P15">Heat Mash Tun : </text:p>
      <text:p text:style-name="P15">Target Temp: <text:span text:style-name="T7">66-68</text:span> <text:s/></text:p>
      <text:p text:style-name="P15">Heat Sparge Kettle: </text:p>
      <text:p text:style-name="P15">Target Temp: <text:span text:style-name="T7">75</text:span></text:p>
      <text:p text:style-name="P11">Target Temp (Mash): <text:span text:style-name="T7">66-68</text:span></text:p>
      <text:p text:style-name="P11">Grind grain: <text:s text:c="2"/><text:span text:style-name="T23">7:55-8:10</text:span> </text:p>
      <text:p text:style-name="P11">sparge temp:<text:span text:style-name="T15">74.4</text:span></text:p>
      <text:p text:style-name="P11">Strike Temp: <text:span text:style-name="T24">68.2</text:span></text:p>
      <text:p text:style-name="P11">pump temp: <text:s/><text:span text:style-name="T24">67.3</text:span></text:p>
      <text:p text:style-name="P11">Mash in: <text:span text:style-name="T24">8:20</text:span></text:p>
      <text:p text:style-name="P11">Temp: <text:span text:style-name="T24">65.4</text:span></text:p>
      <text:p text:style-name="P11">Mash: Duration: <text:s text:c="3"/><text:span text:style-name="T8">90 </text:span>minutes <text:s text:c="7"/></text:p>
      <text:p text:style-name="P11">Start: <text:s/><text:span text:style-name="T25">8:20</text:span> <text:s text:c="4"/>Finish: <text:span text:style-name="T25">9:50</text:span></text:p>
      <text:p text:style-name="P11">Heat (to deactivate enzymes)<text:tab/><text:tab/></text:p>
      <text:p text:style-name="P13">Target Temp: <text:span text:style-name="T8">75.5</text:span> <text:s text:c="2"/></text:p>
      <text:p text:style-name="P13">Start: <text:s text:c="2"/><text:span text:style-name="T25">9:50</text:span> <text:s text:c="3"/>Finish: <text:s/><text:span text:style-name="T25">10:07</text:span> </text:p>
      <text:p text:style-name="P11">Heat Sparge H20 (Target175◦) <text:s text:c="7"/></text:p>
      <text:p text:style-name="P11">Sparge: Start: <text:s/><text:span text:style-name="T25">10:07 <text:s text:c="6"/></text:span>Finish: <text:span text:style-name="T27">11:05</text:span> </text:p>
      <text:p text:style-name="P11">Wort collected: <text:s text:c="2"/><text:span text:style-name="T16">full kettle</text:span></text:p>
      <text:p text:style-name="P11">Boil : Burner On: <text:s/><text:span text:style-name="T26">10:20</text:span></text:p>
      <text:p text:style-name="P11">Rolling Boil: <text:s text:c="2"/><text:span text:style-name="T28">11:25</text:span> </text:p>
      <text:p text:style-name="P14">Hops In: <text:span text:style-name="T29">11:55</text:span> <text:s text:c="3"/>Hops In: <text:span text:style-name="T29">12:25</text:span> <text:s text:c="2"/><text:span text:style-name="T7">Whirflock in:</text:span> <text:span text:style-name="T29">12:40</text:span> Hops in : <text:s/><text:span text:style-name="T29">12:45</text:span> <text:s text:c="5"/></text:p>
      <text:p text:style-name="P18">Hops in : <text:s/><text:span text:style-name="T20">flame out</text:span> <text:s/>Tea in: <text:span text:style-name="T20">flame out</text:span></text:p>
      <text:p text:style-name="P16">Duration: 90 min <text:s/></text:p>
      <text:p text:style-name="P16">Start: <text:s/><text:span text:style-name="T29">11:55am <text:s text:c="6"/></text:span>Finish: <text:s/><text:span text:style-name="T29">12:55pm</text:span> <text:s text:c="4"/></text:p>
      <text:p text:style-name="P11">Burner Off: <text:span text:style-name="T29">12:55</text:span></text:p>
      <text:p text:style-name="P17">Whirlpool:</text:p>
      <text:p text:style-name="P11">Rest 15 min <text:s text:c="7"/></text:p>
      <text:p text:style-name="P11">Pump and chill: <text:s text:c="4"/></text:p>
      <text:p text:style-name="P11">Start: <text:span text:style-name="T30">1:10</text:span> <text:s text:c="6"/>Finish: <text:s text:c="2"/><text:span text:style-name="T31">1:30</text:span> <text:s text:c="2"/></text:p>
      <text:p text:style-name="P11">OG : <text:s text:c="2"/><text:span text:style-name="T21">1.070</text:span></text:p>
      <text:p text:style-name="P11">Yeast: <text:span text:style-name="T21">Nottingham</text:span></text:p>
      <text:p text:style-name="P11">Irish Moss</text:p>
      <text:p text:style-name="P3">Not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2T14:47:10.133734148</dc:date>
    <meta:editing-duration>PT12H22M10S</meta:editing-duration>
    <meta:editing-cycles>37</meta:editing-cycles>
    <meta:printed-by>peter helmer</meta:printed-by>
    <meta:print-date>2017-10-22T18:33:16.50</meta:print-date>
    <meta:document-statistic meta:table-count="0" meta:image-count="0" meta:object-count="3" meta:page-count="2" meta:paragraph-count="69" meta:word-count="223" meta:character-count="2701" meta:non-whitespace-character-count="10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96cm" svg:height="10.683cm" xlink:href="." xlink:type="simple" chart:class="chart:line" chart:style-name="ch1">
        <chart:title svg:x="3.493cm" svg:y="0.349cm" chart:style-name="ch2">
          <text:p>Nirvana Chanterelle Nov 22'20</text:p>
        </chart:title>
        <chart:legend chart:legend-position="end" svg:x="10.697cm" svg:y="4.283cm" style:legend-expansion="high" chart:style-name="ch3"/>
        <chart:plot-area chart:style-name="ch4" chart:data-source-has-labels="both" svg:x="0.974cm" svg:y="1.579cm" svg:width="9.731cm" svg:height="7.768cm">
          <chartooo:coordinate-region svg:x="1.836cm" svg:y="1.781cm" svg:width="8.869cm" svg:height="6.313cm"/>
          <chart:axis chart:dimension="x" chart:name="primary-x" chart:style-name="ch5" chartooo:axis-type="auto">
            <chartooo:date-scale/>
            <chart:title svg:x="5.496cm" svg:y="9.56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157cm" svg:y="6.34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  <table:table-cell office:value-type="string">
                <text:p>herms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">
                <text:p>71</text:p>
              </table:table-cell>
              <table:table-cell office:value-type="float" office:value="66.1">
                <text:p>66.1</text:p>
              </table:table-cell>
              <table:table-cell office:value-type="float" office:value="65.7">
                <text:p>65.7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5.1">
                <text:p>65.1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67.3">
                <text:p>67.3</text:p>
              </table:table-cell>
              <table:table-cell office:value-type="float" office:value="65.9">
                <text:p>65.9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">
                <text:p>71</text:p>
              </table:table-cell>
              <table:table-cell office:value-type="float" office:value="67.8">
                <text:p>67.8</text:p>
              </table:table-cell>
              <table:table-cell office:value-type="float" office:value="65.6">
                <text:p>65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68.5">
                <text:p>68.5</text:p>
              </table:table-cell>
              <table:table-cell office:value-type="float" office:value="66.5">
                <text:p>66.5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8.3">
                <text:p>68.3</text:p>
              </table:table-cell>
              <table:table-cell office:value-type="float" office:value="66.4">
                <text:p>66.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8.1">
                <text:p>68.1</text:p>
              </table:table-cell>
              <table:table-cell office:value-type="float" office:value="66.5">
                <text:p>66.5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.1">
                <text:p>68.1</text:p>
              </table:table-cell>
              <table:table-cell office:value-type="float" office:value="66.3">
                <text:p>66.3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8.2">
                <text:p>68.2</text:p>
              </table:table-cell>
              <table:table-cell office:value-type="float" office:value="66.3">
                <text:p>66.3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75.3">
                <text:p>75.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